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officeooo:rsid="00039bf8" officeooo:paragraph-rsid="00039bf8"/>
    </style:style>
    <style:style style:name="P2" style:family="paragraph" style:parent-style-name="Text_20_body">
      <style:text-properties officeooo:rsid="00039bf8" officeooo:paragraph-rsid="00039bf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RECURSION</text:h>
      <text:p text:style-name="Text_20_body"/>
      <text:p text:style-name="P2"/>
      <text:h text:style-name="P1" text:outline-level="1">RECURSION</text:h>
      <text:p text:style-name="P2"/>
      <text:p text:style-name="P2">Function that calls itself to solve a problem</text:p>
      <text:p text:style-name="P2">Problem broken down smaller subproblems, and then recursively solving each subproblem until the original problem is solved.</text:p>
      <text:p text:style-name="P2">Recursive functions typically have a <text:span text:style-name="T1">base case</text:span> and a <text:span text:style-name="T1">recursive case</text:span><text:span text:style-name="T2">.</text:span></text:p>
      <text:h text:style-name="Heading_20_3" text:outline-level="3">Pseudocode Example</text:h>
      <text:p text:style-name="Preformatted_20_Text">factorial(n):</text:p>
      <text:p text:style-name="Preformatted_20_Text"><text:s text:c="4"/>if n == 0:</text:p>
      <text:p text:style-name="Preformatted_20_Text"><text:s text:c="8"/>return 1</text:p>
      <text:p text:style-name="Preformatted_20_Text"><text:s text:c="4"/>else:</text:p>
      <text:p text:style-name="Preformatted_20_Text"><text:s text:c="8"/>return n * factorial(n-1)</text:p>
      <text:p text:style-name="P2"/>
      <text:p text:style-name="P2">Explanation:</text:p>
      <text:p text:style-name="P2">The function takes an integer n as input and calculates its factorial using recursion.</text:p>
      <text:p text:style-name="P2">The base case is when n is equal to 0, in which case the function returns 1.</text:p>
      <text:p text:style-name="P2">If n is greater than 0, the function calculates n times the factorial of n-1, which is the recursive case.</text:p>
      <text:p text:style-name="P2">The function continues to call itself with smaller and smaller values of n until it reaches the base case and returns 1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1T16:50:39.564962611</meta:creation-date>
    <meta:generator>LibreOffice/7.3.7.2$Linux_X86_64 LibreOffice_project/30$Build-2</meta:generator>
    <dc:date>2023-03-01T16:55:38.700173771</dc:date>
    <meta:editing-duration>PT4M59S</meta:editing-duration>
    <meta:editing-cycles>1</meta:editing-cycles>
    <meta:document-statistic meta:table-count="0" meta:image-count="0" meta:object-count="0" meta:page-count="1" meta:paragraph-count="16" meta:word-count="126" meta:character-count="757" meta:non-whitespace-character-count="623"/>
  </office:meta>
</office:document-meta>
</file>